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6AD0000190409FA41CE.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serif" svg:font-family="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style:rel-width="100%" table:align="center"/>
    </style:style>
    <style:style style:name="Table1.A" style:family="table-column">
      <style:table-column-properties style:column-width="6.6924in" style:rel-column-width="65535*"/>
    </style:style>
    <style:style style:name="Table1.A1" style:family="table-cell">
      <style:table-cell-properties style:vertical-align="middle"/>
    </style:style>
    <style:style style:name="P1" style:family="paragraph" style:parent-style-name="Standard">
      <style:text-properties style:font-name="serif" fo:font-size="12pt"/>
    </style:style>
    <style:style style:name="P2" style:family="paragraph" style:parent-style-name="Standard">
      <style:paragraph-properties fo:text-align="justify" style:justify-single-word="false"/>
      <style:text-properties style:font-name="serif" fo:font-size="12pt"/>
    </style:style>
    <style:style style:name="P3" style:family="paragraph" style:parent-style-name="Standard">
      <style:paragraph-properties fo:text-align="center" style:justify-single-word="false"/>
      <style:text-properties style:font-name="serif" fo:font-size="12pt"/>
    </style:style>
    <style:style style:name="P4" style:family="paragraph" style:parent-style-name="Standard">
      <style:text-properties style:font-name="sans-serif" fo:font-size="15pt"/>
    </style:style>
    <style:style style:name="P5" style:family="paragraph" style:parent-style-name="Standard">
      <style:paragraph-properties fo:text-align="justify" style:justify-single-word="false"/>
    </style:style>
    <style:style style:name="P6" style:family="paragraph" style:parent-style-name="Standard">
      <style:paragraph-properties fo:margin-top="0in" fo:margin-bottom="0in" fo:text-align="justify" style:justify-single-word="false"/>
    </style:style>
    <style:style style:name="P7" style:family="paragraph" style:parent-style-name="Text_20_body">
      <style:paragraph-properties fo:margin-top="0in" fo:margin-bottom="0in" fo:text-align="justify" style:justify-single-word="false"/>
    </style:style>
    <style:style style:name="P8" style:family="paragraph" style:parent-style-name="Table_20_Contents">
      <style:paragraph-properties fo:text-align="center" style:justify-single-word="false"/>
    </style:style>
    <style:style style:name="P9" style:family="paragraph" style:parent-style-name="Text_20_body" style:list-style-name="L1">
      <style:paragraph-properties fo:margin-top="0in" fo:margin-bottom="0in" fo:text-align="justify" style:justify-single-word="false"/>
    </style:style>
    <style:style style:name="P10" style:family="paragraph" style:parent-style-name="Standard">
      <style:text-properties style:font-name="serif" fo:font-size="12pt"/>
    </style:style>
    <style:style style:name="T1" style:family="text">
      <style:text-properties style:font-name="serif" fo:font-size="12pt"/>
    </style:style>
    <style:style style:name="T2" style:family="text">
      <style:text-properties style:font-name="serif" fo:font-size="12pt" fo:font-weight="bold" style:font-weight-asian="bold" style:font-weight-complex="bold"/>
    </style:style>
    <style:style style:name="T3" style:family="text">
      <style:text-properties style:font-name="serif" fo:font-size="12pt"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Courier New" fo:font-size="11pt" fo:language="en" fo:country="US" style:font-name-asian="Courier New" style:font-size-asian="11pt" style:font-name-complex="Courier New" style:font-size-complex="11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travelrequestList:mytravelReqListBodyForm:_idJsp240:tbody_element"/></text:p>
      <table:table table:name="Table1" table:style-name="Table1">
        <table:table-column table:style-name="Table1.A"/>
        <table:table-row>
          <table:table-cell table:style-name="Table1.A1" office:value-type="string">
            <text:p text:style-name="P8">864742 <text:s/>prakriti.nautiyal@tcs.com</text:p>
          </table:table-cell>
        </table:table-row>
      </table:table>
      <text:p text:style-name="P7"/>
      <text:p text:style-name="P7">TIBCO administration domain is a collection of users, machines, and TIBCO Business Works components that a TIBCO Administration Server monitors and manages. Some Point to be noted :</text:p>
      <text:p text:style-name="P7"/>
      <text:list xml:id="list6219492403987060644" text:style-name="L1">
        <text:list-item>
          <text:p text:style-name="P9">There is only one Administration Server for each administration domain.</text:p>
        </text:list-item>
        <text:list-item>
          <text:p text:style-name="P9">Whenever multiple machines works in a distributed way, it is necessary that they all should belong to same Administration Domain. </text:p>
          <text:p text:style-name="P9"/>
        </text:list-item>
      </text:list>
      <text:p text:style-name="P2">After you install TIBCO Administrator, the installer starts TIBCO Domain Utility to create the initial administration domain. An administration domain is a collection of users, machines, and services. Each domain is managed by a administration server, which is assisted by a TIBCO Hawk agent running on each machine in the domain. You can create multiple administration domains on the same machine and each domain must have a unique administration server associated with it. For example, the next diagram shows an administration domain with three <text:s/>machines. Each machine has TIBCO Runtime Agent installed and a TIBCO Hawk agent running. One machine has an adapter installed, another TIBCO <text:s/>BusinessWorks and the other machine has the administration server installed. The browser-based TIBCO Administrator GUI can be run from any machine, including machines not in the domain. <text:tab/></text:p>
      <text:p text:style-name="P2"><draw:frame draw:style-name="fr1" draw:name="graphics1" text:anchor-type="paragraph" svg:y="0.1854in" svg:width="5.5102in" svg:height="2.5217in" draw:z-index="0"><draw:image xlink:href="Pictures/20000007000036AD0000190409FA41CE.svm" xlink:type="simple" xlink:show="embed" xlink:actuate="onLoad"/></draw:frame></text:p>
      <text:p text:style-name="P3"><text:s text:c="26"/>Figure 4 TIBCO Administration Domain</text:p>
      <text:p text:style-name="P2"/>
      <text:p text:style-name="P4">Administration Server</text:p>
      <text:p text:style-name="P4"/>
      <text:p text:style-name="P5"><text:span text:style-name="T1">An administration server manages resources in an administration domain. Each domain has its own administration server. A domain can use TIBCO Rendezvous or TIBCO Enterprise Message Service as the transport for handling domain communication. The transport used affects how data is stored and how applications are deployed. The server</text:span>’<text:span text:style-name="T1">s main responsibilities are to: </text:span></text:p>
      <text:p text:style-name="P5"/>
      <text:p text:style-name="P5"><text:span text:style-name="T1">Manage data storage for the domain.Domain storage options are specified when creating the domain. </text:span><text:span text:style-name="T3">For </text:span><text:span text:style-name="T2">TIBCO Rendezvous administration domains, domain storage can be in a file-based repository, or in a database repository. </text:span><text:span text:style-name="T4">For TIBCO Enterprise <text:s/></text:span><text:span text:style-name="T2">Message Service administration domains, domain storage must be in a database. </text:span></text:p>
      <text:p text:style-name="P1"/>
      <text:p text:style-name="P2">For TIBCO Rendezvous administration domains all transport options are available. The default application transp ort option is set when creating the domain and can be modified per application when deploying the application. For <text:span text:style-name="T4">TIBCO Enterprise Message Service administration </text:span><text:soft-page-break/><text:span text:style-name="T4">domains, applications are always deployed using the local transport option,</text:span> which sends data to the application’s target machine and allows the application to run independently of the administration server.</text:p>
      <text:p text:style-name="P1"/>
      <text:p text:style-name="P1"/>
      <text:p text:style-name="P1"/>
      <text:p text:style-name="P1">Create Folder in Desktop :</text:p>
      <text:p text:style-name="P1"/>
      <text:p text:style-name="P1"><text:span text:style-name="T5">C:\Users\1101477\Desktop&gt;mkdir GitClone</text:span></text:p>
      <text:p text:style-name="P1"><text:span text:style-name="T5">C:\Users\1101477\Desktop&gt;cd GitClone</text:span></text:p>
      <text:p text:style-name="P1">Now We need to set Proxy in </text:p>
      <text:p text:style-name="P1"><text:span text:style-name="T5">C:\Users\1101477\Desktop\GitClone&gt;git config --global http.proxy http://10.136.24.126:8080</text:span></text:p>
      <text:p text:style-name="P1"><text:span text:style-name="T5"/></text:p>
      <text:p text:style-name="P1"><text:span text:style-name="T5">C:\Users\1101477\Desktop\GitClone&gt;git clone https://github.com/eramit86 96/ hello-world.git</text:span></text:p>
      <text:p text:style-name="P1"><text:span text:style-name="T5"/></text:p>
      <text:p text:style-name="P1"><text:span text:style-name="T5">Cloning into 'hello-world'...</text:span></text:p>
      <text:p text:style-name="P1"><text:span text:style-name="T5">remote: Counting objects: 9, done.</text:span></text:p>
      <text:p text:style-name="P1"><text:span text:style-name="T5">remote: Compressing objects: 100% (6/6), done.</text:span></text:p>
      <text:p text:style-name="P1"><text:span text:style-name="T5">remote: Total 9 (delta 1), reused 3 (delta 0), pack-reused 0</text:span></text:p>
      <text:p text:style-name="P1"><text:span text:style-name="T5">Unpacking objects: 100% (9/9), done.</text:span></text:p>
      <text:p text:style-name="P1"><text:span text:style-name="T5">Checking connectivity... done.</text:span></text:p>
      <text:p text:style-name="P1"><text:span text:style-name="T5"/></text:p>
      <text:p text:style-name="P1"><text:span text:style-name="T5">C:\Users\1101477\Desktop\GitClone&gt;</text:span></text:p>
      <text:p text:style-name="P1"><text:span text:style-name="T5"/></text:p>
      <text:p text:style-name="P1"><text:span text:style-name="T5">http://10.136.24.126:8080</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sans-serif" svg:font-family="sans-serif"/>
    <style:font-face style:name="serif" svg:font-family="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0M5S</meta:editing-duration>
    <meta:editing-cycles>6</meta:editing-cycles>
    <meta:generator>OpenOffice.org/3.4.1$Win32 OpenOffice.org_project/341m1$Build-9593</meta:generator>
    <dc:date>2016-04-18T13:12:03.25</dc:date>
    <meta:document-statistic meta:table-count="1" meta:image-count="1" meta:object-count="0" meta:page-count="2" meta:paragraph-count="24" meta:word-count="430" meta:character-count="3151"/>
    <meta:user-defined meta:name="Info 1"/>
    <meta:user-defined meta:name="Info 2"/>
    <meta:user-defined meta:name="Info 3"/>
    <meta:user-defined meta:name="Info 4"/>
  </office:meta>
</office:document-meta>
</file>